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Inter" svg:font-family="Inter, arial, sans-serif"/>
    <style:font-face style:name="Nunito Sans" svg:font-family="'Nunito Sans', sans-serif"/>
    <style:font-face style:name="SFMono-Regular" svg:font-family="SFMono-Regular, Menlo, Monaco, Consolas, 'Liberation Mono', 'Courier New', monospace"/>
    <style:font-face style:name="apple-system" svg:font-family="apple-system, BlinkMacSystemFont, 'Segoe UI', 'Liberation Sans', sans-serif"/>
    <style:font-face style:name="inherit" svg:font-family="inherit"/>
    <style:font-face style:name="monospace" svg:font-family="monospace, serif"/>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style:line-height-at-least="0.476cm"/>
      <style:text-properties fo:color="#000000" fo:background-color="#fffffe"/>
    </style:style>
    <style:style style:name="P4" style:family="paragraph" style:parent-style-name="Standard">
      <style:paragraph-properties fo:margin-left="0cm" fo:margin-right="0cm" fo:text-align="start" style:justify-single-word="false" fo:orphans="2" fo:widows="2" fo:text-indent="0cm" style:auto-text-indent="false"/>
    </style:style>
    <style:style style:name="P5" style:family="paragraph" style:parent-style-name="Standard">
      <style:paragraph-properties fo:margin-left="0cm" fo:margin-right="0cm" fo:text-align="start" style:justify-single-word="false" fo:orphans="2" fo:widows="2" fo:text-indent="0cm" style:auto-text-indent="false"/>
      <style:text-properties fo:color="#000000" style:font-name="Consolas" fo:font-size="9pt" fo:font-weight="normal" fo:background-color="#fffffe"/>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fo:background-color="#fffffe"/>
    </style:style>
    <style:style style:name="P7" style:family="paragraph" style:parent-style-name="Text_20_body">
      <style:paragraph-properties fo:margin-left="0cm" fo:margin-right="0cm" fo:text-align="start" style:justify-single-word="false" fo:orphans="2" fo:widows="2"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size="10pt" style:font-size-asian="10pt" style:font-size-complex="10pt"/>
    </style:style>
    <style:style style:name="P10" style:family="paragraph" style:parent-style-name="Text_20_body">
      <style:paragraph-properties fo:margin-left="0cm" fo:margin-right="0cm" fo:text-align="start" style:justify-single-word="false" fo:orphans="2" fo:widows="2" fo:text-indent="0cm" style:auto-text-indent="false" style:border-line-width-bottom="0.002cm 0.035cm 0.002cm" fo:padding="0.074cm" fo:border-left="none" fo:border-right="none" fo:border-top="none" fo:border-bottom="0.039cm double #000000" style:join-border="false"/>
    </style:style>
    <style:style style:name="P11" style:family="paragraph" style:parent-style-name="Text_20_body">
      <style:paragraph-properties fo:margin-left="0cm" fo:margin-right="0cm" fo:text-align="start" style:justify-single-word="false" fo:orphans="2" fo:widows="2" fo:text-indent="0cm" style:auto-text-indent="false" style:border-line-width-bottom="0.002cm 0.035cm 0.002cm" fo:padding="0.074cm" fo:border-left="none" fo:border-right="none" fo:border-top="none" fo:border-bottom="0.039cm double #000000" style:join-border="false"/>
      <style:text-properties fo:font-variant="normal" fo:text-transform="none" fo:color="#343741" style:font-name="Inter" fo:font-size="12pt" fo:letter-spacing="normal" fo:font-style="normal" fo:font-weight="normal"/>
    </style:style>
    <style:style style:name="P12" style:family="paragraph" style:parent-style-name="Standard">
      <style:paragraph-properties style:border-line-width-bottom="0.002cm 0.035cm 0.002cm" fo:padding="0.074cm" fo:border-left="none" fo:border-right="none" fo:border-top="none" fo:border-bottom="0.039cm double #000000" style:join-border="false"/>
    </style:style>
    <style:style style:name="P13" style:family="paragraph" style:parent-style-name="Standard">
      <style:paragraph-properties style:line-height-at-least="0.476cm" style:border-line-width-bottom="0.002cm 0.035cm 0.002cm" fo:padding="0.074cm" fo:border-left="none" fo:border-right="none" fo:border-top="none" fo:border-bottom="0.039cm double #000000" style:join-border="false"/>
    </style:style>
    <style:style style:name="P14" style:family="paragraph" style:parent-style-name="Standard">
      <style:paragraph-properties fo:text-align="center" style:justify-single-word="false" style:border-line-width-bottom="0.002cm 0.035cm 0.002cm" fo:padding="0.074cm" fo:border-left="none" fo:border-right="none" fo:border-top="none" fo:border-bottom="0.039cm double #000000" style:join-border="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5" style:family="paragraph" style:parent-style-name="Standard">
      <style:paragraph-properties style:line-height-at-least="0.476cm" style:border-line-width-bottom="0.002cm 0.035cm 0.002cm" fo:padding="0.074cm" fo:border-left="none" fo:border-right="none" fo:border-top="none" fo:border-bottom="0.039cm double #000000" style:join-border="false"/>
      <style:text-properties fo:color="#000000" style:font-name="Consolas" fo:font-size="9pt" fo:font-weight="normal" fo:background-color="#fffffe"/>
    </style:style>
    <style:style style:name="P16"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17"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style:style>
    <style:style style:name="P1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style:style>
    <style:style style:name="P19" style:family="paragraph" style:parent-style-name="Text_20_body" style:list-style-name="L1">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style:style>
    <style:style style:name="P20" style:family="paragraph" style:parent-style-name="Text_20_body" style:list-style-name="L2">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style:style>
    <style:style style:name="P21" style:family="paragraph" style:parent-style-name="Text_20_body" style:list-style-name="L3">
      <style:paragraph-properties fo:margin-left="0cm" fo:margin-right="0cm" fo:text-align="start" style:justify-single-word="false" fo:orphans="2" fo:widows="2" fo:text-indent="0cm" style:auto-text-indent="false"/>
      <style:text-properties fo:font-variant="normal" fo:text-transform="none" fo:color="#343741" style:font-name="Inter" fo:font-size="12pt" fo:letter-spacing="normal" fo:font-style="normal" fo:font-weight="normal"/>
    </style:style>
    <style:style style:name="P22" style:family="paragraph" style:parent-style-name="Text_20_body" style:list-style-name="L1">
      <style:paragraph-properties fo:margin-left="0cm" fo:margin-right="0cm" fo:text-align="start" style:justify-single-word="false" fo:orphans="2" fo:widows="2" fo:text-indent="0cm" style:auto-text-indent="false"/>
    </style:style>
    <style:style style:name="P23" style:family="paragraph" style:parent-style-name="Text_20_body" style:list-style-name="L3">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343741" style:font-name="Inter" fo:font-size="12pt" fo:letter-spacing="normal" fo:font-style="normal" fo:font-weight="bold"/>
    </style:style>
    <style:style style:name="T2" style:family="text">
      <style:text-properties fo:font-variant="normal" fo:text-transform="none" fo:color="#343741" style:font-name="Inter" fo:font-size="12pt" fo:letter-spacing="normal" fo:font-style="normal" fo:font-weight="normal"/>
    </style:style>
    <style:style style:name="T3" style:family="text">
      <style:text-properties fo:font-variant="normal" fo:text-transform="none" fo:color="#343741" style:font-name="Inter" fo:letter-spacing="normal" fo:font-style="normal" fo:font-weight="normal"/>
    </style:style>
    <style:style style:name="T4" style:family="text">
      <style:text-properties fo:font-variant="normal" fo:text-transform="none" fo:color="#343741" fo:letter-spacing="normal"/>
    </style:style>
    <style:style style:name="T5" style:family="text">
      <style:text-properties fo:font-variant="normal" fo:text-transform="none" fo:color="#666600" style:font-name="monospace" fo:font-size="11.25pt" fo:letter-spacing="normal" fo:font-style="normal" fo:font-weight="normal"/>
    </style:style>
    <style:style style:name="T6" style:family="text">
      <style:text-properties fo:font-variant="normal" fo:text-transform="none" fo:color="#000000" style:font-name="Inter" fo:font-size="12pt" fo:letter-spacing="normal" fo:font-style="normal" fo:font-weight="normal"/>
    </style:style>
    <style:style style:name="T7" style:family="text">
      <style:text-properties fo:font-variant="normal" fo:text-transform="none" fo:color="#008800" style:font-name="monospace" fo:font-size="11.25pt" fo:letter-spacing="normal" fo:font-style="normal" fo:font-weight="normal"/>
    </style:style>
    <style:style style:name="T8" style:family="text">
      <style:text-properties fo:font-variant="normal" fo:text-transform="none" fo:color="#e83e8c" style:font-name="SFMono-Regular" fo:font-size="10.5pt" fo:letter-spacing="normal" fo:font-style="normal" fo:font-weight="normal"/>
    </style:style>
    <style:style style:name="T9" style:family="text">
      <style:text-properties fo:font-variant="normal" fo:text-transform="none" fo:color="#a31515" style:font-name="Inter" fo:font-size="12pt" fo:letter-spacing="normal" fo:font-style="normal"/>
    </style:style>
    <style:style style:name="T10" style:family="text">
      <style:text-properties fo:font-variant="normal" fo:text-transform="none" style:font-name="Inter" fo:font-size="12pt" fo:letter-spacing="normal" fo:font-style="normal"/>
    </style:style>
    <style:style style:name="T11" style:family="text">
      <style:text-properties fo:font-variant="normal" fo:text-transform="none" fo:color="#3f3e4d" style:font-name="Nunito Sans" fo:letter-spacing="normal" fo:font-style="normal" fo:font-weight="normal"/>
    </style:style>
    <style:style style:name="T12" style:family="text">
      <style:text-properties fo:font-variant="normal" fo:text-transform="none" style:font-name="inherit" fo:font-size="9.75pt" fo:letter-spacing="normal" fo:font-style="normal" fo:font-weight="normal" fo:background-color="transparent"/>
    </style:style>
    <style:style style:name="T13" style:family="text">
      <style:text-properties style:font-name="Consolas" fo:font-size="9pt" fo:font-weight="normal"/>
    </style:style>
    <style:style style:name="T14" style:family="text">
      <style:text-properties fo:color="#000000" style:font-name="Consolas" fo:font-size="9pt" fo:font-weight="normal" fo:background-color="#fffffe"/>
    </style:style>
    <style:style style:name="T15" style:family="text">
      <style:text-properties fo:color="#000000" fo:background-color="#fffffe"/>
    </style:style>
    <style:style style:name="T16" style:family="text">
      <style:text-properties fo:color="#a31515" style:font-name="Consolas" fo:font-size="9pt" fo:font-weight="normal"/>
    </style:style>
    <style:style style:name="T17" style:family="text">
      <style:text-properties fo:color="#0451a5" style:font-name="Consolas" fo:font-size="9pt" fo:font-weight="normal"/>
    </style:style>
    <style:style style:name="T18" style:family="text">
      <style:text-properties fo:color="#098658" style:font-name="Consolas" fo:font-size="9pt" fo:font-weight="normal"/>
    </style:style>
    <style:style style:name="T19" style:family="text">
      <style:text-properties fo:color="#242729" style:font-name="apple-system" fo:font-size="11.25pt"/>
    </style:style>
    <style:style style:name="T20" style:family="text">
      <style:text-properties style:font-name="inherit" fo:font-size="9.75pt" fo:background-color="transparen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o internship</text:p>
      <text:p text:style-name="Standard"/>
      <text:p text:style-name="P14">elasticsearch</text:p>
      <text:p text:style-name="P2"/>
      <text:p text:style-name="Standard">bibliography</text:p>
      <text:p text:style-name="Standard"><text:a xlink:type="simple" xlink:href="https://coralogix.com/blog/42-elasticsearch-query-examples-hands-on-tutorial/" text:style-name="Internet_20_link" text:visited-style-name="Visited_20_Internet_20_Link">https://coralogix.com/blog/42-elasticsearch-query-examples-hands-on-tutorial/</text:a></text:p>
      <text:p text:style-name="Standard">google.com</text:p>
      <text:p text:style-name="Standard">youtube</text:p>
      <text:p text:style-name="Standard"><text:a xlink:type="simple" xlink:href="https://www.elastic.co/guide/en/elasticsearch/reference/current/index.html" text:style-name="Internet_20_link" text:visited-style-name="Visited_20_Internet_20_Link">https://www.elastic.co/guide/en/elasticsearch/reference/current/index.html</text:a></text:p>
      <text:p text:style-name="P12">stackoverflow</text:p>
      <text:p text:style-name="Standard"/>
      <text:p text:style-name="Standard">“/” does not work while entering date.</text:p>
      <text:p text:style-name="P12">==========boolean query</text:p>
      <text:p text:style-name="Standard"/>
      <text:p text:style-name="P4"><text:span text:style-name="Strong_20_Emphasis"><text:span text:style-name="T1">Must</text:span></text:span><text:span text:style-name="T4"> </text:span><text:span text:style-name="T2">is analogous to the boolean </text:span><text:span text:style-name="Strong_20_Emphasis"><text:span text:style-name="T1">AND</text:span></text:span><text:span text:style-name="T2">, </text:span><text:span text:style-name="Strong_20_Emphasis"><text:span text:style-name="T1">must_not</text:span></text:span><text:span text:style-name="T4"> </text:span><text:span text:style-name="T2">is analogous to the boolean </text:span><text:span text:style-name="Strong_20_Emphasis"><text:span text:style-name="T1">NOT</text:span></text:span><text:span text:style-name="T2">, and </text:span><text:span text:style-name="Strong_20_Emphasis"><text:span text:style-name="T1">should</text:span></text:span><text:span text:style-name="T4"> </text:span><text:span text:style-name="T2">is roughly equivalent to the boolean </text:span><text:span text:style-name="Strong_20_Emphasis"><text:span text:style-name="T1">OR</text:span></text:span><text:span text:style-name="T2">. Note that </text:span><text:span text:style-name="Strong_20_Emphasis"><text:span text:style-name="T1">should</text:span></text:span><text:span text:style-name="T4"> </text:span><text:span text:style-name="T2">isn't exactly like a boolean </text:span><text:span text:style-name="Strong_20_Emphasis"><text:span text:style-name="T1">OR</text:span></text:span><text:span text:style-name="T2">, but we can use it to that effect.</text:span> <text:span text:style-name="T2">And we’ll take a look at </text:span><text:span text:style-name="Strong_20_Emphasis"><text:span text:style-name="T1">filter</text:span></text:span><text:span text:style-name="T4"> </text:span><text:span text:style-name="T2">later on.</text:span> </text:p>
      <text:p text:style-name="P4"/>
      <text:p text:style-name="P8">Boolean AND and NOT are easy, so let's look at those two first. </text:p>
      <text:p text:style-name="P8">1) If you want documents where preference_1 = Apples AND preference_2 = Bananas the bool query looks like this:</text:p>
      <text:p text:style-name="P7"><text:span text:style-name="T5">{</text:span><text:span text:style-name="T6"> </text:span><text:span text:style-name="T7">"query"</text:span><text:span text:style-name="T6"> </text:span><text:span text:style-name="T5">:</text:span><text:span text:style-name="T6"> </text:span><text:span text:style-name="T5">{</text:span><text:span text:style-name="T6"> </text:span><text:span text:style-name="T7">"bool"</text:span><text:span text:style-name="T6"> </text:span><text:span text:style-name="T5">:</text:span><text:span text:style-name="T6"> </text:span><text:span text:style-name="T5">{</text:span><text:span text:style-name="T6"> </text:span><text:span text:style-name="T7">"must"</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Apples"</text:span><text:span text:style-name="T6"> </text:span><text:span text:style-name="T5">}</text:span><text:span text:style-name="T6"> </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2"</text:span><text:span text:style-name="T5">:</text:span><text:span text:style-name="T6"> </text:span><text:span text:style-name="T7">"Bananas"</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2"> </text:span></text:p>
      <text:list xml:id="list4840171353126762015" text:style-name="L1">
        <text:list-header>
          <text:p text:style-name="P19">2) If you want documents where preference_1 != Apples:</text:p>
          <text:p text:style-name="P22"><text:span text:style-name="T5">{</text:span><text:span text:style-name="T6"> </text:span><text:span text:style-name="T7">"query"</text:span><text:span text:style-name="T6"> </text:span><text:span text:style-name="T5">:</text:span><text:span text:style-name="T6"> </text:span><text:span text:style-name="T5">{</text:span><text:span text:style-name="T6"> </text:span><text:span text:style-name="T7">"bool"</text:span><text:span text:style-name="T6"> </text:span><text:span text:style-name="T5">:</text:span><text:span text:style-name="T6"> </text:span><text:span text:style-name="T5">{</text:span><text:span text:style-name="T6"> </text:span><text:span text:style-name="T7">"must_not"</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Apples"</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2"> </text:span></text:p>
        </text:list-header>
      </text:list>
      <text:list xml:id="list7285135958892061742" text:style-name="L2">
        <text:list-item>
          <text:p text:style-name="P20">If you want the set of documents where preference_1 = Apples OR preference_1 = Raspberries:</text:p>
        </text:list-item>
      </text:list>
      <text:p text:style-name="P7"><text:span text:style-name="T5">{</text:span><text:span text:style-name="T6"> </text:span><text:span text:style-name="T7">"query"</text:span><text:span text:style-name="T6"> </text:span><text:span text:style-name="T5">:</text:span><text:span text:style-name="T6"> </text:span><text:span text:style-name="T5">{</text:span><text:span text:style-name="T6"> </text:span><text:span text:style-name="T7">"bool"</text:span><text:span text:style-name="T6"> </text:span><text:span text:style-name="T5">:</text:span><text:span text:style-name="T6"> </text:span><text:span text:style-name="T5">{</text:span><text:span text:style-name="T6"> </text:span><text:span text:style-name="T7">"should"</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Apples"</text:span><text:span text:style-name="T6"> </text:span><text:span text:style-name="T5">}</text:span><text:span text:style-name="T6"> </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Raspberries"</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2"> </text:span></text:p>
      <text:list xml:id="list2916917285850918573" text:style-name="L3">
        <text:list-item>
          <text:p text:style-name="P21">these, then, can all be combined into much more complex boolean logic, because we can easily nest bool queries. So let's look at this boolean logic: </text:p>
          <text:p text:style-name="P23"><text:span text:style-name="Source_20_Text"><text:span text:style-name="T8">(preference_1 = Apples AND preference_2=Bananas) OR (preference_1 = Apples AND preference_2 = Cherries) OR preference_1 = Grapefruits</text:span></text:span><text:span text:style-name="T2"> </text:span></text:p>
        </text:list-item>
      </text:list>
      <text:p text:style-name="P10"><text:span text:style-name="T5">{</text:span><text:span text:style-name="T6"> </text:span><text:span text:style-name="T7">"query"</text:span><text:span text:style-name="T5">:</text:span><text:span text:style-name="T6"> </text:span><text:span text:style-name="T5">{</text:span><text:span text:style-name="T6"> </text:span><text:span text:style-name="T7">"bool"</text:span><text:span text:style-name="T5">:</text:span><text:span text:style-name="T6"> </text:span><text:span text:style-name="T5">{</text:span><text:span text:style-name="T6"> </text:span><text:span text:style-name="T7">"should"</text:span><text:span text:style-name="T5">:</text:span><text:span text:style-name="T6"> </text:span><text:span text:style-name="T5">[{</text:span><text:span text:style-name="T6"> </text:span><text:span text:style-name="T7">"bool"</text:span><text:span text:style-name="T5">:</text:span><text:span text:style-name="T6"> </text:span><text:span text:style-name="T5">{</text:span><text:span text:style-name="T6"> </text:span><text:span text:style-name="T7">"must"</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Apples"</text:span><text:span text:style-name="T6"> </text:span><text:span text:style-name="T5">}</text:span><text:span text:style-name="T6"> </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2"</text:span><text:span text:style-name="T5">:</text:span><text:span text:style-name="T6"> </text:span><text:span text:style-name="T7">"Bananas"</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7">"bool"</text:span><text:span text:style-name="T5">:</text:span><text:span text:style-name="T6"> </text:span><text:span text:style-name="T5">{</text:span><text:span text:style-name="T6"> </text:span><text:span text:style-name="T7">"must"</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Apples"</text:span><text:span text:style-name="T6"> </text:span><text:span text:style-name="T5">}</text:span><text:span text:style-name="T6"> </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2"</text:span><text:span text:style-name="T5">:</text:span><text:span text:style-name="T6"> </text:span><text:span text:style-name="T7">"Cherries"</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7">"match"</text:span><text:span text:style-name="T5">:</text:span><text:span text:style-name="T6"> </text:span><text:span text:style-name="T5">{</text:span><text:span text:style-name="T6"> </text:span><text:span text:style-name="T7">"preference_1"</text:span><text:span text:style-name="T5">:</text:span><text:span text:style-name="T6"> </text:span><text:span text:style-name="T7">"Grapefruit"</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6"> </text:span><text:span text:style-name="T5">}</text:span><text:span text:style-name="T2"> </text:span></text:p>
      <text:p text:style-name="P8">show only some fields out of many</text:p>
      <text:p text:style-name="P6">{</text:p>
      <text:p text:style-name="P3">    <text:span text:style-name="T16">"_source"</text:span><text:span text:style-name="T13">: [</text:span></text:p>
      <text:p text:style-name="P3">    <text:span text:style-name="T17">"name"</text:span><text:span text:style-name="T13">,</text:span></text:p>
      <text:p text:style-name="P3">    <text:span text:style-name="T17">"street"</text:span></text:p>
      <text:p text:style-name="P3">  <text:span text:style-name="T13">]</text:span></text:p>
      <text:p text:style-name="P15"><text:soft-page-break/>}</text:p>
      <text:p text:style-name="P8">score</text:p>
      <text:p text:style-name="P9"><text:span text:style-name="T11">Let us include two filters in the “functions” part of the query. The first one would search for the name “dawarka” in the “street” field of the document and if found will boost the score by a weight of 2. The second clause would search for the name “new” in the field “street” and will boost by a factor of 10, for such documents. Here is the query for the same:</text:span><text:span text:style-name="T3"> </text:span></text:p>
      <text:p text:style-name="P5"><text:span text:style-name="T9">"query"</text:span><text:span text:style-name="T10">: {</text:span></text:p>
      <text:p text:style-name="P3">    <text:span text:style-name="T16">"function_score"</text:span><text:span text:style-name="T13">: {</text:span></text:p>
      <text:p text:style-name="P3">      <text:span text:style-name="T16">"query"</text:span><text:span text:style-name="T13">: {</text:span></text:p>
      <text:p text:style-name="P3">        <text:span text:style-name="T16">"match"</text:span><text:span text:style-name="T13">: {</text:span></text:p>
      <text:p text:style-name="P3">          <text:span text:style-name="T16">"street"</text:span><text:span text:style-name="T13">: </text:span><text:span text:style-name="T17">"dawarka"</text:span></text:p>
      <text:p text:style-name="P3">        <text:span text:style-name="T13">}</text:span></text:p>
      <text:p text:style-name="P3">      <text:span text:style-name="T13">},</text:span></text:p>
      <text:p text:style-name="P3">      <text:span text:style-name="T16">"functions"</text:span><text:span text:style-name="T13">: [</text:span></text:p>
      <text:p text:style-name="P3">        <text:span text:style-name="T13">{</text:span></text:p>
      <text:p text:style-name="P3">          <text:span text:style-name="T16">"filter"</text:span><text:span text:style-name="T13">: {</text:span></text:p>
      <text:p text:style-name="P3">            <text:span text:style-name="T16">"match"</text:span><text:span text:style-name="T13">: {</text:span></text:p>
      <text:p text:style-name="P3">              <text:span text:style-name="T16">"name"</text:span><text:span text:style-name="T13">: </text:span><text:span text:style-name="T17">"dawarka"</text:span></text:p>
      <text:p text:style-name="P3">            <text:span text:style-name="T13">}</text:span></text:p>
      <text:p text:style-name="P3">          <text:span text:style-name="T13">},</text:span></text:p>
      <text:p text:style-name="P3">          <text:span text:style-name="T16">"weight"</text:span><text:span text:style-name="T13">: </text:span><text:span text:style-name="T18">2</text:span></text:p>
      <text:p text:style-name="P3">        <text:span text:style-name="T13">},</text:span></text:p>
      <text:p text:style-name="P3">        <text:span text:style-name="T13">{</text:span></text:p>
      <text:p text:style-name="P3">          <text:span text:style-name="T16">"filter"</text:span><text:span text:style-name="T13">: {</text:span></text:p>
      <text:p text:style-name="P3">            <text:span text:style-name="T16">"match"</text:span><text:span text:style-name="T13">: {</text:span></text:p>
      <text:p text:style-name="P3">              <text:span text:style-name="T16">"name"</text:span><text:span text:style-name="T13">: </text:span><text:span text:style-name="T17">"new"</text:span></text:p>
      <text:p text:style-name="P3">            <text:span text:style-name="T13">}</text:span></text:p>
      <text:p text:style-name="P3">          <text:span text:style-name="T13">},</text:span></text:p>
      <text:p text:style-name="P3">          <text:span text:style-name="T16">"weight"</text:span><text:span text:style-name="T13">: </text:span><text:span text:style-name="T18">10</text:span></text:p>
      <text:p text:style-name="P3">        <text:span text:style-name="T13">}</text:span></text:p>
      <text:p text:style-name="P3">      <text:span text:style-name="T13">],</text:span></text:p>
      <text:p text:style-name="P3">      <text:span text:style-name="T16">"score_mode"</text:span><text:span text:style-name="T13">: </text:span><text:span text:style-name="T17">"multiply"</text:span><text:span text:style-name="T13">, </text:span></text:p>
      <text:p text:style-name="P3">      <text:span text:style-name="T16">"boost"</text:span><text:span text:style-name="T13">: </text:span><text:span text:style-name="T17">"5"</text:span><text:span text:style-name="T13">,</text:span></text:p>
      <text:p text:style-name="P3">      <text:span text:style-name="T16">"boost_mode"</text:span><text:span text:style-name="T13">: </text:span><text:span text:style-name="T17">"multiply"</text:span></text:p>
      <text:p text:style-name="P3">    <text:span text:style-name="T13">}</text:span></text:p>
      <text:p text:style-name="P13"><text:span text:style-name="T15">  </text:span><text:span text:style-name="T14">}</text:span></text:p>
      <text:p text:style-name="P8"/>
      <text:p text:style-name="P8">Hadoop installation when elasticsearch is already installed on the system</text:p>
      <text:p text:style-name="P8">.</text:p>
      <text:p text:style-name="P8">.</text:p>
      <text:p text:style-name="P8">.</text:p>
      <text:p text:style-name="P8">.</text:p>
      <text:p text:style-name="P8">.</text:p>
      <text:p text:style-name="P11">.</text:p>
      <text:p text:style-name="P8"/>
      <text:p text:style-name="P8">python......</text:p>
      <text:p text:style-name="P8"><text:soft-page-break/><text:span text:style-name="T19">A Python port of the Apache Tika library, According to the documentation Apache tika supports text extraction from over 1500 file formats.</text:span> </text:p>
      <text:p text:style-name="P17"><text:span text:style-name="Source_20_Text"><text:span text:style-name="T20">pip install tika</text:span></text:span></text:p>
      <text:p text:style-name="P17"><text:span text:style-name="Source_20_Text"><text:span text:style-name="T20">from tika import parser</text:span></text:span></text:p>
      <text:p text:style-name="P16"><text:span text:style-name="Source_20_Text"><text:span text:style-name="T12">parsed = parser.from_file('/path/to/file')</text:span></text:span></text:p>
      <text:p text:style-name="P16"><text:span text:style-name="Source_20_Text"><text:span text:style-name="T12">print(parsed["metadata"]) #To get the meta data of the file</text:span></text:span></text:p>
      <text:p text:style-name="P16"><text:span text:style-name="Source_20_Text"><text:span text:style-name="T12">print(parsed["content"]) # To get the content of the file</text:spa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Inter" svg:font-family="Inter, arial, sans-serif"/>
    <style:font-face style:name="Nunito Sans" svg:font-family="'Nunito Sans', sans-serif"/>
    <style:font-face style:name="SFMono-Regular" svg:font-family="SFMono-Regular, Menlo, Monaco, Consolas, 'Liberation Mono', 'Courier New', monospace"/>
    <style:font-face style:name="apple-system" svg:font-family="apple-system, BlinkMacSystemFont, 'Segoe UI', 'Liberation Sans', sans-serif"/>
    <style:font-face style:name="inherit" svg:font-family="inherit"/>
    <style:font-face style:name="monospace" svg:font-family="monospace, serif"/>
    <style:font-face style:name="var ff-mono" svg:font-family="'var ff-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shika Gupta</meta:initial-creator>
    <meta:creation-date>2021-07-04T22:50:27.44</meta:creation-date>
    <dc:date>2021-08-27T19:34:15.37</dc:date>
    <dc:creator>Anshika Gupta</dc:creator>
    <meta:editing-duration>P1DT2H29M2S</meta:editing-duration>
    <meta:editing-cycles>5</meta:editing-cycles>
    <meta:generator>OpenOffice/4.1.7$Win32 OpenOffice.org_project/417m1$Build-9800</meta:generator>
    <meta:document-statistic meta:table-count="0" meta:image-count="0" meta:object-count="0" meta:page-count="3" meta:paragraph-count="74" meta:word-count="493" meta:character-count="3181"/>
  </office:meta>
</office:document-meta>
</file>